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334B6CD1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35.1cm" svg:x="1cm" svg:y="5.9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.4cm" svg:height="2.1cm" svg:x="26.3cm" svg:y="3.5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9cm" svg:height="1.85cm" svg:x="1.1cm" svg:y="2.8cm">
          <draw:text-box>
            <text:p><text:span text:style-name="T1">Titel</text:span></text:p>
          </draw:text-box>
        </draw:frame>
        <draw:frame draw:name="scale" draw:style-name="gr3" draw:layer="Ebene4" svg:width="7.8cm" svg:height="1.55cm" svg:x="1.204cm" svg:y="4.356cm">
          <draw:text-box>
            <text:p>Scale</text:p>
          </draw:text-box>
        </draw:frame>
        <draw:frame draw:style-name="gr4" draw:text-style-name="P1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  <draw:custom-shape draw:name="scalebar" draw:style-name="gr1" draw:text-style-name="P1" draw:layer="Ebene4" svg:width="6cm" svg:height="0.5cm" svg:x="22.1cm" svg:y="4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16T08:14:08</meta:creation-date>
    <dc:date>2014-09-23T13:41:25.781294527</dc:date>
    <meta:editing-duration>PT10M32S</meta:editing-duration>
    <meta:editing-cycles>5</meta:editing-cycles>
    <meta:generator>LibreOffice/4.2.6.3$Linux_X86_64 LibreOffice_project/420m0$Build-3</meta:generator>
    <meta:document-statistic meta:object-count="6"/>
  </office:meta>
</office:document-meta>
</file>